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" style:family="paragraph" style:parent-style-name="Heading_20_2">
      <style:paragraph-properties fo:margin-top="0in" fo:margin-bottom="0in" loext:contextual-spacing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vk5qxt2xz5os"/>Open Source Laptop Chassis expectations</text:p>
      <text:p text:style-name="P2"><text:bookmark text:name="_al55q85g2blk"/>known specs:</text:p>
      <text:list xml:id="list2903508579" text:style-name="WWNum3">
        <text:list-item>
          <text:p text:style-name="P3">Design with FreeCAD</text:p>
        </text:list-item>
        <text:list-item>
          <text:p text:style-name="P3">The PPC laptop motherboard will be designed to fit inside a classical 15,6 laptop chassis ( chassis must be selected before the end of 2018)</text:p>
        </text:list-item>
        <text:list-item>
          <text:p text:style-name="P3">The LCD could be a B156HTN03.8 so a WUXGA 1920x1080 Full HD 15.6 inch </text:p>
        </text:list-item>
        <text:list-item>
          <text:p text:style-name="P3">Probably the dvd will be not present</text:p>
        </text:list-item>
        <text:list-item>
          <text:p text:style-name="P3">The motherboard have not the GPU but an MXM 3 interface to insert an MXM Video card ( probably the default <text:a xlink:type="simple" xlink:href="https://www.amd.com/en/products/embedded-graphics-power-efficient" text:style-name="ListLabel_20_37" text:visited-style-name="ListLabel_20_37"><text:span text:style-name="T1">AMD Embedded Radeon™ E9172</text:span></text:a> )</text:p>
        </text:list-item>
      </text:list>
      <text:p text:style-name="P2"><text:bookmark text:name="_q9rto0qehb40"/>minimal:</text:p>
      <text:list xml:id="list1009159740" text:style-name="WWNum4">
        <text:list-item>
          <text:p text:style-name="P4">Fit the PPC laptop motherboard ( sizes will arrive during Q1/2019)</text:p>
        </text:list-item>
        <text:list-item>
          <text:p text:style-name="P4">Fit the MXM Video card ( depends from the video card selected)</text:p>
        </text:list-item>
        <text:list-item>
          <text:p text:style-name="P4">Easily change the MXM Video Card</text:p>
        </text:list-item>
        <text:list-item>
          <text:p text:style-name="P4">Easily change M.2 device</text:p>
        </text:list-item>
        <text:list-item>
          <text:p text:style-name="P4">Easy change the DDR3L RAM</text:p>
        </text:list-item>
        <text:list-item>
          <text:p text:style-name="P4">Easy change SSD/HDD </text:p>
        </text:list-item>
        <text:list-item>
          <text:p text:style-name="P4">Same resistance of classical laptop chassis ( impact and thermal)</text:p>
        </text:list-item>
        <text:list-item>
          <text:p text:style-name="P4">Possibility to print with a professional 3D printer ( with a lower possible cost)</text:p>
        </text:list-item>
      </text:list>
      <text:p text:style-name="P1"/>
      <text:p text:style-name="P2"><text:bookmark text:name="_7b2ayox9j981"/>welcome:</text:p>
      <text:list xml:id="list2555716426" text:style-name="WWNum1">
        <text:list-item>
          <text:p text:style-name="P5">Stronger resistance than other laptop chassis</text:p>
        </text:list-item>
        <text:list-item>
          <text:p text:style-name="P5">Fit the battery package (come from the classic notebook used for PPC laptop)</text:p>
        </text:list-item>
        <text:list-item>
          <text:p text:style-name="P5">Fit the LCD (come from the classic notebook used for PPC laptop)</text:p>
        </text:list-item>
        <text:list-item>
          <text:p text:style-name="P5">Fit the Keyboard and touchpad <text:s/>(come from the classic notebook used for PPC laptop)</text:p>
        </text:list-item>
        <text:list-item>
          <text:p text:style-name="P5">Fit the heatsink (come from the classic notebook used for PPC laptop)</text:p>
        </text:list-item>
      </text:list>
      <text:p text:style-name="P2"><text:bookmark text:name="_988tydycunge"/>optimal:</text:p>
      <text:list xml:id="list2285675787" text:style-name="WWNum2">
        <text:list-item>
          <text:p text:style-name="P6">Fit others motherboard</text:p>
        </text:list-item>
        <text:list-item>
          <text:p text:style-name="P6">Parametric design able to scale to different lcd size </text:p>
        </text:list-item>
        <text:list-item>
          <text:p text:style-name="P6">Fit others LCD changing the TOP or change only the frame for the LCD</text:p>
        </text:list-item>
        <text:list-item>
          <text:p text:style-name="P6">Fit other battery package</text:p>
        </text:list-item>
        <text:list-item>
          <text:p text:style-name="P6">Fit other keyboard and touchpa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8-11-25T17:19:52.346191107</dc:date>
    <meta:editing-duration>PT14S</meta:editing-duration>
    <meta:editing-cycles>1</meta:editing-cycles>
    <meta:document-statistic meta:table-count="0" meta:image-count="0" meta:object-count="0" meta:page-count="1" meta:paragraph-count="28" meta:word-count="265" meta:character-count="1433" meta:non-whitespace-character-count="1215"/>
  </office:meta>
</office:document-meta>
</file>